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074014">
            <text:p>2074014</text:p>
          </table:table-cell>
          <table:table-cell office:value-type="float" office:value="398508">
            <text:p>398508</text:p>
          </table:table-cell>
          <table:table-cell office:value-type="float" office:value="2007987">
            <text:p>2007987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040567">
            <text:p>2040567</text:p>
          </table:table-cell>
          <table:table-cell office:value-type="float" office:value="544638">
            <text:p>544638</text:p>
          </table:table-cell>
          <table:table-cell office:value-type="float" office:value="899678">
            <text:p>899678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288483">
            <text:p>2288483</text:p>
          </table:table-cell>
          <table:table-cell office:value-type="float" office:value="556320">
            <text:p>5563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13996">
            <text:p>13996</text:p>
          </table:table-cell>
          <table:table-cell office:value-type="float" office:value="342">
            <text:p>342</text:p>
          </table:table-cell>
          <table:table-cell office:value-type="float" office:value="3849">
            <text:p>3849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725167">
            <text:p>725167</text:p>
          </table:table-cell>
          <table:table-cell office:value-type="float" office:value="190807">
            <text:p>190807</text:p>
          </table:table-cell>
          <table:table-cell office:value-type="float" office:value="688646">
            <text:p>68864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721417">
            <text:p>721417</text:p>
          </table:table-cell>
          <table:table-cell office:value-type="float" office:value="189974">
            <text:p>189974</text:p>
          </table:table-cell>
          <table:table-cell office:value-type="float" office:value="669120">
            <text:p>669120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44691">
            <text:p>744691</text:p>
          </table:table-cell>
          <table:table-cell office:value-type="float" office:value="187787">
            <text:p>187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13580">
            <text:p>13580</text:p>
          </table:table-cell>
          <table:table-cell office:value-type="float" office:value="313">
            <text:p>313</text:p>
          </table:table-cell>
          <table:table-cell office:value-type="float" office:value="4792">
            <text:p>4792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327102">
            <text:p>2327102</text:p>
          </table:table-cell>
          <table:table-cell office:value-type="float" office:value="567731">
            <text:p>567731</text:p>
          </table:table-cell>
          <table:table-cell office:value-type="float" office:value="1855106">
            <text:p>185510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312091">
            <text:p>2312091</text:p>
          </table:table-cell>
          <table:table-cell office:value-type="float" office:value="551624">
            <text:p>551624</text:p>
          </table:table-cell>
          <table:table-cell office:value-type="float" office:value="1775579">
            <text:p>1775579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562845">
            <text:p>2562845</text:p>
          </table:table-cell>
          <table:table-cell office:value-type="float" office:value="555158">
            <text:p>555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632272">
            <text:p>632272</text:p>
          </table:table-cell>
          <table:table-cell office:value-type="float" office:value="71993">
            <text:p>71993</text:p>
          </table:table-cell>
          <table:table-cell office:value-type="float" office:value="514792">
            <text:p>514792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901681">
            <text:p>901681</text:p>
          </table:table-cell>
          <table:table-cell office:value-type="float" office:value="223327">
            <text:p>223327</text:p>
          </table:table-cell>
          <table:table-cell office:value-type="float" office:value="657315">
            <text:p>657315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97986">
            <text:p>897986</text:p>
          </table:table-cell>
          <table:table-cell office:value-type="float" office:value="224179">
            <text:p>224179</text:p>
          </table:table-cell>
          <table:table-cell office:value-type="float" office:value="650069">
            <text:p>650069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916029">
            <text:p>916029</text:p>
          </table:table-cell>
          <table:table-cell office:value-type="float" office:value="223235">
            <text:p>223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393320">
            <text:p>393320</text:p>
          </table:table-cell>
          <table:table-cell office:value-type="float" office:value="66602">
            <text:p>66602</text:p>
          </table:table-cell>
          <table:table-cell office:value-type="float" office:value="325137">
            <text:p>3251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3.51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8-10T18:59:13</meta:creation-date>
    <dc:date>2012-03-01T13:51:56</dc:date>
    <dc:creator>root </dc:creator>
    <meta:editing-duration>PT6H32M33S</meta:editing-duration>
    <meta:editing-cycles>42</meta:editing-cycles>
    <meta:generator>LibreOffice/3.4$Unix LibreOffice_project/340m1$Build-502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8cm" svg:y="1.275cm" chart:style-name="ch3">
          <text:p>average request for second - concurrency (1-1000)</text:p>
        </chart:subtitle>
        <chart:legend chart:legend-position="end" svg:x="14.16cm" svg:y="3.703cm" style:legend-expansion="high" chart:style-name="ch4"/>
        <chart:plot-area chart:style-name="ch5" table:cell-range-address="Foglio1.A2:Foglio1.D4 Foglio1.B1:Foglio1.D1" chart:data-source-has-labels="both" svg:x="0.77cm" svg:y="2.318cm" svg:width="12.75cm" svg:height="6.082cm">
          <chartooo:coordinate-region svg:x="2.317cm" svg:y="2.517cm" svg:width="11.203cm" svg:height="5.236cm"/>
          <chart:axis chart:dimension="x" chart:name="primary-x" chart:style-name="ch6" chartooo:axis-type="text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2074014">
                <text:p>2074014</text:p>
                <draw:g>
                  <svg:desc>Foglio1.B2:Foglio1.B4</svg:desc>
                </draw:g>
              </table:table-cell>
              <table:table-cell office:value-type="float" office:value="398508">
                <text:p>398508</text:p>
                <draw:g>
                  <svg:desc>Foglio1.C2:Foglio1.C4</svg:desc>
                </draw:g>
              </table:table-cell>
              <table:table-cell office:value-type="float" office:value="2007987">
                <text:p>2007987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040567">
                <text:p>2040567</text:p>
              </table:table-cell>
              <table:table-cell office:value-type="float" office:value="544638">
                <text:p>544638</text:p>
              </table:table-cell>
              <table:table-cell office:value-type="float" office:value="899678">
                <text:p>899678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288483">
                <text:p>2288483</text:p>
              </table:table-cell>
              <table:table-cell office:value-type="float" office:value="556320">
                <text:p>5563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63cm" svg:y="3.702cm" style:legend-expansion="high" chart:style-name="ch4"/>
        <chart:plot-area chart:style-name="ch5" table:cell-range-address="Foglio2.A2:Foglio2.D4 Foglio2.B1:Foglio2.D1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 chartooo:axis-type="text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725167">
                <text:p>725167</text:p>
                <draw:g>
                  <svg:desc>Foglio2.B2:Foglio2.B4</svg:desc>
                </draw:g>
              </table:table-cell>
              <table:table-cell office:value-type="float" office:value="190807">
                <text:p>190807</text:p>
                <draw:g>
                  <svg:desc>Foglio2.C2:Foglio2.C4</svg:desc>
                </draw:g>
              </table:table-cell>
              <table:table-cell office:value-type="float" office:value="688646">
                <text:p>688646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721417">
                <text:p>721417</text:p>
              </table:table-cell>
              <table:table-cell office:value-type="float" office:value="189974">
                <text:p>189974</text:p>
              </table:table-cell>
              <table:table-cell office:value-type="float" office:value="669120">
                <text:p>669120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44691">
                <text:p>744691</text:p>
              </table:table-cell>
              <table:table-cell office:value-type="float" office:value="187787">
                <text:p>1877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6cm" svg:y="3.703cm" style:legend-expansion="high" chart:style-name="ch4"/>
        <chart:plot-area chart:style-name="ch5" table:cell-range-address="Foglio3.A2:Foglio3.D4 Foglio3.B1:Foglio3.D1" chart:data-source-has-labels="both" svg:x="0.77cm" svg:y="2.318cm" svg:width="12.75cm" svg:height="6.082cm">
          <chartooo:coordinate-region svg:x="2.317cm" svg:y="2.517cm" svg:width="11.203cm" svg:height="5.236cm"/>
          <chart:axis chart:dimension="x" chart:name="primary-x" chart:style-name="ch6" chartooo:axis-type="text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327102">
                <text:p>2327102</text:p>
                <draw:g>
                  <svg:desc>Foglio3.B2:Foglio3.B4</svg:desc>
                </draw:g>
              </table:table-cell>
              <table:table-cell office:value-type="float" office:value="567731">
                <text:p>567731</text:p>
                <draw:g>
                  <svg:desc>Foglio3.C2:Foglio3.C4</svg:desc>
                </draw:g>
              </table:table-cell>
              <table:table-cell office:value-type="float" office:value="1855106">
                <text:p>1855106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312091">
                <text:p>2312091</text:p>
              </table:table-cell>
              <table:table-cell office:value-type="float" office:value="551624">
                <text:p>551624</text:p>
              </table:table-cell>
              <table:table-cell office:value-type="float" office:value="1775579">
                <text:p>1775579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562845">
                <text:p>2562845</text:p>
              </table:table-cell>
              <table:table-cell office:value-type="float" office:value="555158">
                <text:p>5551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Foglio3.A5:Foglio3.D5 Foglio3.B1:Foglio3.D1" chart:data-source-has-labels="both" svg:x="0.77cm" svg:y="0.855cm" svg:width="12.75cm" svg:height="7.545cm">
          <chartooo:coordinate-region svg:x="2.132cm" svg:y="1.054cm" svg:width="11.388cm" svg:height="6.699cm"/>
          <chart:axis chart:dimension="x" chart:name="primary-x" chart:style-name="ch4" chartooo:axis-type="text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632272">
                <text:p>632272</text:p>
                <draw:g>
                  <svg:desc>Foglio3.B5:Foglio3.B5</svg:desc>
                </draw:g>
              </table:table-cell>
              <table:table-cell office:value-type="float" office:value="71993">
                <text:p>71993</text:p>
                <draw:g>
                  <svg:desc>Foglio3.C5:Foglio3.C5</svg:desc>
                </draw:g>
              </table:table-cell>
              <table:table-cell office:value-type="float" office:value="514792">
                <text:p>514792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Foglio1.A5:Foglio1.D5 Foglio1.B1:Foglio1.D1" chart:data-source-has-labels="both" svg:x="0.77cm" svg:y="0.855cm" svg:width="12.75cm" svg:height="7.545cm">
          <chartooo:coordinate-region svg:x="1.947cm" svg:y="1.055cm" svg:width="11.573cm" svg:height="6.698cm"/>
          <chart:axis chart:dimension="x" chart:name="primary-x" chart:style-name="ch4" chartooo:axis-type="text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13996">
                <text:p>13996</text:p>
                <draw:g>
                  <svg:desc>Foglio1.B5:Foglio1.B5</svg:desc>
                </draw:g>
              </table:table-cell>
              <table:table-cell office:value-type="float" office:value="342">
                <text:p>342</text:p>
                <draw:g>
                  <svg:desc>Foglio1.C5:Foglio1.C5</svg:desc>
                </draw:g>
              </table:table-cell>
              <table:table-cell office:value-type="float" office:value="3849">
                <text:p>3849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Foglio2.A5:Foglio2.D5 Foglio1.B1:Foglio1.D1" chart:data-source-has-labels="both" svg:x="0.77cm" svg:y="0.855cm" svg:width="12.75cm" svg:height="7.545cm">
          <chartooo:coordinate-region svg:x="1.947cm" svg:y="1.055cm" svg:width="11.573cm" svg:height="6.698cm"/>
          <chart:axis chart:dimension="x" chart:name="primary-x" chart:style-name="ch4" chartooo:axis-type="text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13580">
                <text:p>13580</text:p>
                <draw:g>
                  <svg:desc>Foglio2.B5:Foglio2.B5</svg:desc>
                </draw:g>
              </table:table-cell>
              <table:table-cell office:value-type="float" office:value="313">
                <text:p>313</text:p>
                <draw:g>
                  <svg:desc>Foglio2.C5:Foglio2.C5</svg:desc>
                </draw:g>
              </table:table-cell>
              <table:table-cell office:value-type="float" office:value="4792">
                <text:p>4792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63cm" svg:y="3.702cm" style:legend-expansion="high" chart:style-name="ch4"/>
        <chart:plot-area chart:style-name="ch5" table:cell-range-address="Foglio4.A2:Foglio4.D4 Foglio4.B1:Foglio4.D1" chart:data-source-has-labels="both" svg:x="0.77cm" svg:y="2.314cm" svg:width="12.753cm" svg:height="6.085cm">
          <chartooo:coordinate-region svg:x="2.317cm" svg:y="2.513cm" svg:width="11.206cm" svg:height="5.239cm"/>
          <chart:axis chart:dimension="x" chart:name="primary-x" chart:style-name="ch6" chartooo:axis-type="text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901681">
                <text:p>901681</text:p>
                <draw:g>
                  <svg:desc>Foglio4.B2:Foglio4.B4</svg:desc>
                </draw:g>
              </table:table-cell>
              <table:table-cell office:value-type="float" office:value="223327">
                <text:p>223327</text:p>
                <draw:g>
                  <svg:desc>Foglio4.C2:Foglio4.C4</svg:desc>
                </draw:g>
              </table:table-cell>
              <table:table-cell office:value-type="float" office:value="657315">
                <text:p>657315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97986">
                <text:p>897986</text:p>
              </table:table-cell>
              <table:table-cell office:value-type="float" office:value="224179">
                <text:p>224179</text:p>
              </table:table-cell>
              <table:table-cell office:value-type="float" office:value="650069">
                <text:p>650069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916029">
                <text:p>916029</text:p>
              </table:table-cell>
              <table:table-cell office:value-type="float" office:value="223235">
                <text:p>223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703cm" style:legend-expansion="high" chart:style-name="ch2"/>
        <chart:plot-area chart:style-name="ch3" table:cell-range-address="Foglio2.A5:Foglio2.A5 Foglio1.B1:Foglio1.D1 Foglio4.B5:Foglio4.D5" chart:data-source-has-labels="both" svg:x="0.77cm" svg:y="0.855cm" svg:width="12.75cm" svg:height="7.545cm">
          <chartooo:coordinate-region svg:x="2.132cm" svg:y="1.054cm" svg:width="11.388cm" svg:height="6.699cm"/>
          <chart:axis chart:dimension="x" chart:name="primary-x" chart:style-name="ch4" chartooo:axis-type="text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393320">
                <text:p>393320</text:p>
                <draw:g>
                  <svg:desc>Foglio4.B5:Foglio4.B5</svg:desc>
                </draw:g>
              </table:table-cell>
              <table:table-cell office:value-type="float" office:value="66602">
                <text:p>66602</text:p>
                <draw:g>
                  <svg:desc>Foglio4.C5:Foglio4.C5</svg:desc>
                </draw:g>
              </table:table-cell>
              <table:table-cell office:value-type="float" office:value="325137">
                <text:p>325137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